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vcResult.setAsyncResult( Object async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vcResult.getModelAnd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vcResult.awaitAsyncDispatch( long 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MvcResult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vcResult.getFl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vcResult.ge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vcResult.getAsyncResult( long timeToWai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MvcResult.setHandler( @ Nullable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vcResult.setResolvedException( Exception resolved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vcResult.setInterceptors( @ Nullable HandlerInterceptor ... 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vcResult.DefaultMvcResult( MockHttpServletRequest request , Mock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MvcResult.get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vcResult.setModelAndView( @ Nullable ModelAndView ma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vcResult.setAsyncDispatchLatch( CountDownLatch asyncDispatchL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vcResult.getAsync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vcResult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vcResult.getResolv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